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style:font-name="Courier New" style:font-name-complex="Courier New"/>
    </style:style>
    <style:style style:name="P15" style:parent-style-name="Normal" style:family="paragraph">
      <style:text-properties style:font-name="Courier New" style:font-name-complex="Courier New"/>
    </style:style>
  </office:automatic-styles>
  <office:body>
    <office:text text:use-soft-page-breaks="true">
      <text:h text:style-name="P1" text:outline-level="1">Help for Multi-Platform AGD</text:h>
      <text:p text:style-name="Normal"/>
      <text:p text:style-name="P2"/>
      <text:p text:style-name="P3">Using the Windows editors</text:p>
      <text:p text:style-name="Normal">The<text:s/>WinAGD program has editors for window size, blocks, sprites, objects, screens, map layout, object positions, sprite positions, font and palette. <text:s/>These editors will create data for the ZX Spectrum, Timex, Amstrad CPC464 and Acorn Atom. <text:s/>Next users should<text:s/>use the Timex editors for the time being.</text:p>
      <text:p text:style-name="Normal">Copying and pasting graphics is possible between Timex, Spectrum and Atom.</text:p>
      <text:p text:style-name="Normal"/>
      <text:p text:style-name="P4">Window size</text:p>
      <text:p text:style-name="Normal">Move the window around using the cursor keys. <text:s/>Alternatively, resize it by selecting the corners using the mouse.</text:p>
      <text:p text:style-name="Normal"/>
      <text:p text:style-name="P5">Blocks</text:p>
      <text:p text:style-name="Normal">Use<text:s/>the mouse to design blocks.</text:p>
      <text:p text:style-name="Normal">Left/1<text:tab/><text:tab/>Previous block</text:p>
      <text:p text:style-name="Normal">Right/2<text:tab/><text:tab/>Next block</text:p>
      <text:p text:style-name="Normal">Insert/X<text:tab/><text:tab/>Create new block</text:p>
      <text:p text:style-name="Normal">Delete<text:tab/><text:tab/>Delete block</text:p>
      <text:p text:style-name="Normal">M<text:tab/><text:tab/>Copy block</text:p>
      <text:p text:style-name="Normal">K<text:tab/><text:tab/>Paste block</text:p>
      <text:p text:style-name="Normal"/>
      <text:p text:style-name="P6">Sprites</text:p>
      <text:p text:style-name="Normal">Use the mouse to design sprites.</text:p>
      <text:p text:style-name="Normal">Left/1<text:tab/><text:tab/>Previous sprite</text:p>
      <text:p text:style-name="Normal">Right/2<text:tab/><text:tab/>Next sprite</text:p>
      <text:p text:style-name="Normal">F<text:tab/><text:tab/>Step through sprite frames</text:p>
      <text:soft-page-break/>
      <text:p text:style-name="Normal">Insert/X<text:tab/><text:tab/>Create new sprite</text:p>
      <text:p text:style-name="Normal">Delete<text:tab/><text:tab/>Delete sprite</text:p>
      <text:p text:style-name="Normal">I<text:tab/><text:tab/>Create new frame</text:p>
      <text:p text:style-name="Normal">R<text:tab/><text:tab/>Remove frame</text:p>
      <text:p text:style-name="Normal">M<text:tab/><text:tab/>Copy sprite</text:p>
      <text:p text:style-name="Normal">K<text:tab/><text:tab/>Paste sprite</text:p>
      <text:p text:style-name="Normal"/>
      <text:p text:style-name="P7">Objects</text:p>
      <text:p text:style-name="Normal">Use the mouse to design objects.</text:p>
      <text:p text:style-name="Normal">Left<text:tab/><text:tab/>Previous object</text:p>
      <text:p text:style-name="Normal">Right<text:tab/><text:tab/>Next object</text:p>
      <text:p text:style-name="Normal">Insert/X<text:tab/><text:tab/>Create new object</text:p>
      <text:p text:style-name="Normal">Delete<text:tab/><text:tab/>Delete<text:s/>object</text:p>
      <text:p text:style-name="Normal">Up/Down<text:tab/>Change object’s start room</text:p>
      <text:p text:style-name="Normal">P<text:tab/><text:tab/>Set object’s starting position in room (position with mouse then enter to return)</text:p>
      <text:p text:style-name="Normal">M<text:tab/><text:tab/>Copy object</text:p>
      <text:p text:style-name="Normal">K<text:tab/><text:tab/>Paste object</text:p>
      <text:p text:style-name="Normal"/>
      <text:p text:style-name="P8">Screens</text:p>
      <text:p text:style-name="Normal">Left click to place a block on screen, right click to remove it.</text:p>
      <text:p text:style-name="Normal">Left<text:tab/><text:tab/>Previous screen</text:p>
      <text:p text:style-name="Normal">Right<text:tab/><text:tab/>Next screen</text:p>
      <text:p text:style-name="Normal">1/Up<text:tab/><text:tab/>Previous block</text:p>
      <text:p text:style-name="Normal">2/Down<text:tab/>Next block</text:p>
      <text:p text:style-name="Normal">Insert/X<text:tab/><text:tab/>Create new screen</text:p>
      <text:p text:style-name="Normal">Delete<text:tab/><text:tab/>Delete screen</text:p>
      <text:p text:style-name="Normal">M<text:tab/><text:tab/>Copy screen</text:p>
      <text:soft-page-break/>
      <text:p text:style-name="Normal">K<text:tab/><text:tab/>Paste screen</text:p>
      <text:p text:style-name="Normal"/>
      <text:p text:style-name="P9">Map</text:p>
      <text:p text:style-name="Normal">Use the left and right mouse buttons to select the screen to appear at each grid position.</text:p>
      <text:p text:style-name="Normal">Cursors<text:tab/><text:tab/>Move map around grid</text:p>
      <text:p text:style-name="Normal">Space/Enter/X<text:tab/>Set start screen</text:p>
      <text:p text:style-name="Normal"/>
      <text:p text:style-name="P10">Sprite Positions</text:p>
      <text:p text:style-name="Normal">Select and position sprites using the mouse.</text:p>
      <text:p text:style-name="Normal">Left<text:tab/><text:tab/>Previous screen</text:p>
      <text:p text:style-name="Normal">Right<text:tab/><text:tab/>Next screen</text:p>
      <text:p text:style-name="Normal">X/Insert<text:tab/><text:tab/>Create new sprite on screen</text:p>
      <text:p text:style-name="Normal">Delete<text:tab/><text:tab/>Delete selected sprite from screen</text:p>
      <text:p text:style-name="Normal">I<text:tab/><text:tab/>Change selected sprite image</text:p>
      <text:p text:style-name="Normal">T<text:tab/><text:tab/>Change selected sprite type</text:p>
      <text:p text:style-name="Normal"/>
      <text:p text:style-name="P11">Sprite Event Templates</text:p>
      <text:p text:style-name="Normal">There are nine sprite events, one for the player and eight to be used for enemies, collectables or anything else and these are displayed in a table. <text:s/>A sprite template can be selected for each one using the mouse, along with the sprites to use when the sprite is moving in each direction if that is required. <text:s/>Select Generate Scripts to create the templates.</text:p>
      <text:p text:style-name="Normal"/>
      <text:p text:style-name="Normal"/>
      <text:p text:style-name="P12">AGD Projects</text:p>
      <text:p text:style-name="Normal">AGD saves projects out as a series of files. <text:s/>The main data block is a .APJ binary file and this contains the map, screen layouts, font, graphics for each machine and a few other things besides.<text:s/></text:p>
      <text:p text:style-name="Normal">The events scripts are all stored in their own source files with extensions .A00 to .A19 and these can be edited with any text or code editor.</text:p>
      <text:p text:style-name="Normal">If you are importing a snapshot of an existing AGD game written with versions 4.0 to 4.7 the messages will be stored in a .MSG file and this can also be edited with a text editor.</text:p>
      <text:soft-page-break/>
      <text:p text:style-name="Normal"><text:span text:style-name="T13">Buiilding Your Game</text:span><text:s/></text:p>
      <text:p text:style-name="Normal">To build a game you will first need to<text:s/>export the code as a .AGD file and<text:s/>these<text:s/>should be saved in the same directory as the compiler. <text:s/>You will then be asked if you wish to build an assembler listing. <text:s/>Click Yes and the relevant compiler will convert your .AGD into an assembly language file that can be assembled to produce your game.</text:p>
      <text:p text:style-name="Normal">When assembling using WinApe, you might wish to add a line at the start of the assembler listing like this to speed up the process:</text:p>
      <text:p text:style-name="P14">nolist</text:p>
      <text:p text:style-name="Normal">SjAsmPlus will require a line at the start of the code to tell it to produce a binary file as output. <text:s/>A line like this, with spaces at the beginning, is all that is required:</text:p>
      <text:p text:style-name="P15"><text:s text:c="7"/>output mygame.bin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nathan</meta:initial-creator>
    <dc:creator>Jonathan</dc:creator>
    <meta:creation-date>2018-04-22T13:02:00Z</meta:creation-date>
    <dc:date>2018-04-22T13:02:00Z</dc:date>
    <meta:template xlink:href="Normal" xlink:type="simple"/>
    <meta:editing-cycles>2</meta:editing-cycles>
    <meta:editing-duration>PT60S</meta:editing-duration>
    <meta:document-statistic meta:page-count="4" meta:paragraph-count="6" meta:word-count="521" meta:character-count="3487" meta:row-count="24" meta:non-whitespace-character-count="2972"/>
  </office:meta>
</office:document-meta>
</file>